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10.8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uel30" table:style-name="ta1">
        <table:shapes>
          <draw:frame draw:z-index="0" draw:style-name="gr1" draw:text-style-name="P1" svg:width="222.06mm" svg:height="124.9mm" svg:x="91.23mm" svg:y="894.02mm">
            <loext:p draw:notify-on-update-of-ranges="fuel30.A1:fuel30.A201 fuel30.B1:fuel30.B2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5" calcext:value-type="float">
            <text:p>18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6" calcext:value-type="float">
            <text:p>34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5" calcext:value-type="float">
            <text:p>38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7" calcext:value-type="float">
            <text:p>50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4" calcext:value-type="float">
            <text:p>52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5" calcext:value-type="float">
            <text:p>54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3" calcext:value-type="float">
            <text:p>55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5" calcext:value-type="float">
            <text:p>58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3" calcext:value-type="float">
            <text:p>66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31" calcext:value-type="float">
            <text:p>73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11" calcext:value-type="float">
            <text:p>81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31" calcext:value-type="float">
            <text:p>83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93" calcext:value-type="float">
            <text:p>89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44" calcext:value-type="float">
            <text:p>94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08" calcext:value-type="float">
            <text:p>110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54" calcext:value-type="float">
            <text:p>115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22" calcext:value-type="float">
            <text:p>122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77" calcext:value-type="float">
            <text:p>127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47" calcext:value-type="float">
            <text:p>134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20" calcext:value-type="float">
            <text:p>142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9" calcext:value-type="float">
            <text:p>144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92" calcext:value-type="float">
            <text:p>149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45" calcext:value-type="float">
            <text:p>154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74" calcext:value-type="float">
            <text:p>157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86" calcext:value-type="float">
            <text:p>168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65" calcext:value-type="float">
            <text:p>166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12" calcext:value-type="float">
            <text:p>171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33" calcext:value-type="float">
            <text:p>173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78" calcext:value-type="float">
            <text:p>177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51" calcext:value-type="float">
            <text:p>175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53" calcext:value-type="float">
            <text:p>175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15" calcext:value-type="float">
            <text:p>181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19" calcext:value-type="float">
            <text:p>191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66" calcext:value-type="float">
            <text:p>186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41" calcext:value-type="float">
            <text:p>194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44" calcext:value-type="float">
            <text:p>194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52" calcext:value-type="float">
            <text:p>205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54" calcext:value-type="float">
            <text:p>215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14" calcext:value-type="float">
            <text:p>211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136" calcext:value-type="float">
            <text:p>213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46" calcext:value-type="float">
            <text:p>214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180" calcext:value-type="float">
            <text:p>218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184" calcext:value-type="float">
            <text:p>218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133" calcext:value-type="float">
            <text:p>213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99" calcext:value-type="float">
            <text:p>209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36" calcext:value-type="float">
            <text:p>213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153" calcext:value-type="float">
            <text:p>215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222" calcext:value-type="float">
            <text:p>222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51" calcext:value-type="float">
            <text:p>225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286" calcext:value-type="float">
            <text:p>228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397" calcext:value-type="float">
            <text:p>239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465" calcext:value-type="float">
            <text:p>246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13" calcext:value-type="float">
            <text:p>251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92" calcext:value-type="float">
            <text:p>259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86" calcext:value-type="float">
            <text:p>258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56" calcext:value-type="float">
            <text:p>265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722" calcext:value-type="float">
            <text:p>272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747" calcext:value-type="float">
            <text:p>274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745" calcext:value-type="float">
            <text:p>274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16" calcext:value-type="float">
            <text:p>281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834" calcext:value-type="float">
            <text:p>283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852" calcext:value-type="float">
            <text:p>285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841" calcext:value-type="float">
            <text:p>284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812" calcext:value-type="float">
            <text:p>281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780" calcext:value-type="float">
            <text:p>278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848" calcext:value-type="float">
            <text:p>284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877" calcext:value-type="float">
            <text:p>287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807" calcext:value-type="float">
            <text:p>280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818" calcext:value-type="float">
            <text:p>281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776" calcext:value-type="float">
            <text:p>277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772" calcext:value-type="float">
            <text:p>277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902" calcext:value-type="float">
            <text:p>290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864" calcext:value-type="float">
            <text:p>286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946" calcext:value-type="float">
            <text:p>294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893" calcext:value-type="float">
            <text:p>289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945" calcext:value-type="float">
            <text:p>294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962" calcext:value-type="float">
            <text:p>296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007" calcext:value-type="float">
            <text:p>300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065" calcext:value-type="float">
            <text:p>306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029" calcext:value-type="float">
            <text:p>302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944" calcext:value-type="float">
            <text:p>294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958" calcext:value-type="float">
            <text:p>295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916" calcext:value-type="float">
            <text:p>291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23" calcext:value-type="float">
            <text:p>282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757" calcext:value-type="float">
            <text:p>275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688" calcext:value-type="float">
            <text:p>268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647" calcext:value-type="float">
            <text:p>264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84" calcext:value-type="float">
            <text:p>258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75" calcext:value-type="float">
            <text:p>257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548" calcext:value-type="float">
            <text:p>254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80" calcext:value-type="float">
            <text:p>258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494" calcext:value-type="float">
            <text:p>249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429" calcext:value-type="float">
            <text:p>242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480" calcext:value-type="float">
            <text:p>248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442" calcext:value-type="float">
            <text:p>244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36" calcext:value-type="float">
            <text:p>243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291" calcext:value-type="float">
            <text:p>229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293" calcext:value-type="float">
            <text:p>229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273" calcext:value-type="float">
            <text:p>227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263" calcext:value-type="float">
            <text:p>226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200" calcext:value-type="float">
            <text:p>220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39" calcext:value-type="float">
            <text:p>203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38" calcext:value-type="float">
            <text:p>203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993" calcext:value-type="float">
            <text:p>199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34" calcext:value-type="float">
            <text:p>193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799" calcext:value-type="float">
            <text:p>179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707" calcext:value-type="float">
            <text:p>170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571" calcext:value-type="float">
            <text:p>157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14" calcext:value-type="float">
            <text:p>141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52" calcext:value-type="float">
            <text:p>135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26" calcext:value-type="float">
            <text:p>132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22" calcext:value-type="float">
            <text:p>122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00" calcext:value-type="float">
            <text:p>120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04" calcext:value-type="float">
            <text:p>120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86" calcext:value-type="float">
            <text:p>118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46" calcext:value-type="float">
            <text:p>114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88" calcext:value-type="float">
            <text:p>108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64" calcext:value-type="float">
            <text:p>106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83" calcext:value-type="float">
            <text:p>98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11" calcext:value-type="float">
            <text:p>91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99" calcext:value-type="float">
            <text:p>79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59" calcext:value-type="float">
            <text:p>75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92" calcext:value-type="float">
            <text:p>69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01" calcext:value-type="float">
            <text:p>60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81" calcext:value-type="float">
            <text:p>58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13" calcext:value-type="float">
            <text:p>51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28" calcext:value-type="float">
            <text:p>52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62" calcext:value-type="float">
            <text:p>46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38" calcext:value-type="float">
            <text:p>43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00" calcext:value-type="float">
            <text:p>40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85" calcext:value-type="float">
            <text:p>38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63" calcext:value-type="float">
            <text:p>36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36" calcext:value-type="float">
            <text:p>33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08" calcext:value-type="float">
            <text:p>30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90" calcext:value-type="float">
            <text:p>29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96" calcext:value-type="float">
            <text:p>29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88" calcext:value-type="float">
            <text:p>28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55" calcext:value-type="float">
            <text:p>25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55" calcext:value-type="float">
            <text:p>25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5" calcext:value-type="float">
            <text:p>24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16" calcext:value-type="float">
            <text:p>21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1" calcext:value-type="float">
            <text:p>20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65" calcext:value-type="float">
            <text:p>16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5" calcext:value-type="float">
            <text:p>13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6" calcext:value-type="float">
            <text:p>11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2" calcext:value-type="float">
            <text:p>10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3" calcext:value-type="float">
            <text:p>9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3" calcext:value-type="float">
            <text:p>9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3" calcext:value-type="float">
            <text:p>9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3" calcext:value-type="float">
            <text:p>9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4" calcext:value-type="float">
            <text:p>9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4" calcext:value-type="float">
            <text:p>9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2" calcext:value-type="float">
            <text:p>9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4" calcext:value-type="float">
            <text:p>7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9" calcext:value-type="float">
            <text:p>5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9" calcext:value-type="float">
            <text:p>5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4" calcext:value-type="float">
            <text:p>5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6" calcext:value-type="float">
            <text:p>4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5" calcext:value-type="float">
            <text:p>4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6" calcext:value-type="float">
            <text:p>3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6" calcext:value-type="float">
            <text:p>3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8" calcext:value-type="float">
            <text:p>2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8" calcext:value-type="float">
            <text:p>2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8" calcext:value-type="float">
            <text:p>2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8" calcext:value-type="float">
            <text:p>2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2" calcext:value-type="float">
            <text:p>2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" calcext:value-type="float">
            <text:p>1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2T12:35:05.715322682</dc:date>
    <dc:creator>Joshua O'Leary</dc:creator>
    <meta:editing-duration>PT2M45S</meta:editing-duration>
    <meta:editing-cycles>1</meta:editing-cycles>
    <meta:document-statistic meta:table-count="1" meta:cell-count="1503" meta:object-count="1"/>
    <meta:generator>LibreOffice/5.0.5.2$Linux_X86_64 LibreOffice_project/0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207cm" svg:height="12.491cm" xlink:href=".." xlink:type="simple" chart:class="chart:scatter" chart:style-name="ch1">
        <chart:plot-area chart:style-name="ch2" table:cell-range-address="fuel30.A1:fuel30.B201" svg:x="1.455cm" svg:y="0.249cm" svg:width="20.308cm" svg:height="11.012cm">
          <chartooo:coordinate-region svg:x="2.447cm" svg:y="0.448cm" svg:width="19.036cm" svg:height="10.166cm"/>
          <chart:axis chart:dimension="x" chart:name="primary-x" chart:style-name="ch3">
            <chart:title svg:x="10.877cm" svg:y="11.51cm" chart:style-name="ch4">
              <text:p>Iterations</text:p>
            </chart:title>
          </chart:axis>
          <chart:axis chart:dimension="y" chart:name="primary-y" chart:style-name="ch3">
            <chart:title svg:x="0.451cm" svg:y="6.738cm" chart:style-name="ch5">
              <text:p>Cells on Fire</text:p>
            </chart:title>
            <chart:grid chart:style-name="ch6" chart:class="major"/>
          </chart:axis>
          <chart:series chart:style-name="ch7" chart:values-cell-range-address="fuel30.B1:fuel30.B201" chart:class="chart:scatter">
            <chart:domain table:cell-range-address="fuel30.A1:fuel30.A201"/>
            <chart:data-point chart:repeated="2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uel30.A1:fuel30.A201</svg:desc>
                </draw:g>
              </table:table-cell>
              <table:table-cell office:value-type="float" office:value="69">
                <text:p>69</text:p>
                <draw:g>
                  <svg:desc>fuel30.B1:fuel30.B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665">
                <text:p>16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778">
                <text:p>17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751">
                <text:p>17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753">
                <text:p>17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866">
                <text:p>18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944">
                <text:p>19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114">
                <text:p>21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136">
                <text:p>21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136">
                <text:p>21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153">
                <text:p>21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251">
                <text:p>22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2286">
                <text:p>22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2397">
                <text:p>23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465">
                <text:p>24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2513">
                <text:p>25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592">
                <text:p>25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586">
                <text:p>25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656">
                <text:p>26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747">
                <text:p>27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745">
                <text:p>27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816">
                <text:p>28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834">
                <text:p>28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841">
                <text:p>28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812">
                <text:p>28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848">
                <text:p>28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877">
                <text:p>28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818">
                <text:p>28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776">
                <text:p>27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772">
                <text:p>27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902">
                <text:p>29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2864">
                <text:p>28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2946">
                <text:p>29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893">
                <text:p>28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945">
                <text:p>29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962">
                <text:p>29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3007">
                <text:p>30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3065">
                <text:p>30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3029">
                <text:p>30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944">
                <text:p>29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2823">
                <text:p>28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2757">
                <text:p>27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2688">
                <text:p>26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647">
                <text:p>26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575">
                <text:p>25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2548">
                <text:p>25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2429">
                <text:p>24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2291">
                <text:p>22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2293">
                <text:p>22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2273">
                <text:p>22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2263">
                <text:p>22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934">
                <text:p>19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707">
                <text:p>17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